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28.1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6.4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8.38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.66cm" svg:height="0.967cm" svg:x="0.2cm" svg:y="3.438cm">
          <draw:text-box>
            <text:p>find all the flights between toronto and san diego that arrive on saturday</text:p>
          </draw:text-box>
        </draw:frame>
        <draw:frame draw:style-name="gr2" draw:id="id1" draw:layer="layout" svg:width="6.979cm" svg:height="0.967cm" svg:x="1.693cm" svg:y="0.026cm">
          <draw:text-box>
            <text:p>from.city=Toronto</text:p>
          </draw:text-box>
        </draw:frame>
        <draw:frame draw:style-name="gr2" draw:id="id2" draw:layer="layout" svg:width="6.979cm" svg:height="0.967cm" svg:x="7.597cm" svg:y="0.026cm">
          <draw:text-box>
            <text:p>to.city=San Diego</text:p>
          </draw:text-box>
        </draw:frame>
        <draw:frame draw:style-name="gr3" draw:id="id4" draw:layer="layout" svg:width="8.884cm" svg:height="0.967cm" svg:x="13.442cm" svg:y="0.026cm">
          <draw:text-box>
            <text:p>deperture.day=Saturday</text:p>
          </draw:text-box>
        </draw:frame>
        <draw:connector draw:style-name="gr4" draw:text-style-name="P1" draw:layer="layout" draw:type="line" svg:x1="5.182cm" svg:y1="0.993cm" svg:x2="8.456cm" svg:y2="3.112cm" draw:start-shape="id1" draw:start-glue-point="2" svg:d="m5182 993 3274 2119">
          <text:p/>
        </draw:connector>
        <draw:connector draw:style-name="gr4" draw:text-style-name="P1" draw:id="id3" draw:layer="layout" draw:type="line" svg:x1="5.182cm" svg:y1="0.993cm" svg:x2="10.367cm" svg:y2="3.137cm" draw:start-shape="id1" draw:start-glue-point="2" svg:d="m5182 993 5185 2144">
          <text:p/>
        </draw:connector>
        <draw:connector draw:style-name="gr4" draw:text-style-name="P1" draw:layer="layout" draw:type="line" svg:x1="5.182cm" svg:y1="0.993cm" svg:x2="6.445cm" svg:y2="3.211cm" draw:start-shape="id1" draw:start-glue-point="2" svg:d="m5182 993 1263 2218">
          <text:p/>
        </draw:connector>
        <draw:connector draw:style-name="gr4" draw:text-style-name="P1" draw:layer="layout" draw:type="line" svg:x1="11.086cm" svg:y1="0.993cm" svg:x2="10.367cm" svg:y2="3.137cm" draw:start-shape="id2" draw:start-glue-point="2" draw:end-shape="id3" draw:end-glue-point="3" svg:d="m11086 993-719 2144">
          <text:p/>
        </draw:connector>
        <draw:connector draw:style-name="gr4" draw:text-style-name="P1" draw:layer="layout" draw:type="line" svg:x1="11.086cm" svg:y1="0.993cm" svg:x2="11.736cm" svg:y2="3.143cm" draw:start-shape="id2" draw:start-glue-point="2" svg:d="m11086 993 650 2150">
          <text:p/>
        </draw:connector>
        <draw:connector draw:style-name="gr4" draw:text-style-name="P1" draw:layer="layout" draw:type="line" svg:x1="11.086cm" svg:y1="0.993cm" svg:x2="13.003cm" svg:y2="3.098cm" draw:start-shape="id2" draw:start-glue-point="2" svg:d="m11086 993 1917 2105">
          <text:p/>
        </draw:connector>
        <draw:connector draw:style-name="gr4" draw:text-style-name="P1" draw:layer="layout" draw:type="line" svg:x1="17.884cm" svg:y1="0.993cm" svg:x2="18.77cm" svg:y2="3.308cm" draw:start-shape="id4" draw:start-glue-point="2" svg:d="m17884 993 886 2315">
          <text:p/>
        </draw:connector>
        <draw:frame draw:style-name="gr5" draw:layer="layout" svg:width="20.581cm" svg:height="0.962cm" svg:x="0.279cm" svg:y="10.209cm">
          <draw:text-box>
            <text:p>find all the flights between toronto and san diego that arrive on saturday</text:p>
          </draw:text-box>
        </draw:frame>
        <draw:frame draw:style-name="gr5" draw:id="id5" draw:layer="layout" svg:width="5.387cm" svg:height="0.962cm" svg:x="1.772cm" svg:y="6.797cm">
          <draw:text-box>
            <text:p>from.city=Toronto</text:p>
          </draw:text-box>
        </draw:frame>
        <draw:frame draw:style-name="gr5" draw:id="id6" draw:layer="layout" svg:width="5.489cm" svg:height="0.962cm" svg:x="7.676cm" svg:y="6.797cm">
          <draw:text-box>
            <text:p>to.city=San Diego</text:p>
          </draw:text-box>
        </draw:frame>
        <draw:frame draw:style-name="gr5" draw:text-style-name="P2" draw:id="id8" draw:layer="layout" svg:width="6.331cm" svg:height="0.962cm" svg:x="13.721cm" svg:y="6.797cm">
          <draw:text-box>
            <text:p text:style-name="P2"><text:span text:style-name="T1">arrive</text:span><text:span text:style-name="T2">.day=Saturday</text:span></text:p>
          </draw:text-box>
        </draw:frame>
        <draw:connector draw:style-name="gr4" draw:text-style-name="P1" draw:layer="layout" draw:type="line" svg:x1="4.465cm" svg:y1="7.759cm" svg:x2="8.548cm" svg:y2="10.108cm" draw:start-shape="id5" draw:start-glue-point="2" svg:d="m4465 7759 4083 2349">
          <text:p/>
        </draw:connector>
        <draw:connector draw:style-name="gr4" draw:text-style-name="P1" draw:id="id7" draw:layer="layout" draw:type="line" svg:x1="4.465cm" svg:y1="7.759cm" svg:x2="10.402cm" svg:y2="10.063cm" draw:start-shape="id5" draw:start-glue-point="2" svg:d="m4465 7759 5937 2304">
          <text:p/>
        </draw:connector>
        <draw:connector draw:style-name="gr4" draw:text-style-name="P1" draw:layer="layout" draw:type="line" svg:x1="4.465cm" svg:y1="7.759cm" svg:x2="6.671cm" svg:y2="10.086cm" draw:start-shape="id5" draw:start-glue-point="2" svg:d="m4465 7759 2206 2327">
          <text:p/>
        </draw:connector>
        <draw:connector draw:style-name="gr4" draw:text-style-name="P1" draw:layer="layout" draw:type="line" svg:x1="10.42cm" svg:y1="7.759cm" svg:x2="10.402cm" svg:y2="10.063cm" draw:start-shape="id6" draw:start-glue-point="2" draw:end-shape="id7" draw:end-glue-point="3" svg:d="m10420 7759-18 2304">
          <text:p/>
        </draw:connector>
        <draw:connector draw:style-name="gr4" draw:text-style-name="P1" draw:layer="layout" draw:type="line" svg:x1="10.42cm" svg:y1="7.759cm" svg:x2="11.804cm" svg:y2="9.927cm" draw:start-shape="id6" draw:start-glue-point="2" svg:d="m10420 7759 1384 2168">
          <text:p/>
        </draw:connector>
        <draw:connector draw:style-name="gr4" draw:text-style-name="P1" draw:layer="layout" draw:type="line" svg:x1="10.42cm" svg:y1="7.759cm" svg:x2="13.184cm" svg:y2="9.973cm" draw:start-shape="id6" draw:start-glue-point="2" svg:d="m10420 7759 2764 2214">
          <text:p/>
        </draw:connector>
        <draw:connector draw:style-name="gr4" draw:text-style-name="P1" draw:layer="layout" draw:type="line" svg:x1="16.886cm" svg:y1="7.759cm" svg:x2="18.849cm" svg:y2="10.079cm" draw:start-shape="id8" draw:start-glue-point="2" svg:d="m16886 7759 1963 2320">
          <text:p/>
        </draw:connector>
        <draw:connector draw:style-name="gr4" draw:text-style-name="P1" draw:layer="layout" draw:type="line" svg:x1="16.886cm" svg:y1="7.759cm" svg:x2="16.516cm" svg:y2="10.057cm" draw:start-shape="id8" draw:start-glue-point="2" svg:d="m16886 7759-370 2298">
          <text:p/>
        </draw:connector>
        <draw:frame draw:style-name="gr5" draw:text-style-name="P2" draw:layer="layout" svg:width="12.076cm" svg:height="0.962cm" svg:x="4.584cm" svg:y="4.43cm">
          <draw:text-box>
            <text:p><text:span text:style-name="T1">(a) alignment after the first set of rules</text:span></text:p>
          </draw:text-box>
        </draw:frame>
        <draw:frame draw:style-name="gr5" draw:text-style-name="P2" draw:layer="layout" svg:width="17.037cm" svg:height="0.962cm" svg:x="2.406cm" svg:y="11.138cm">
          <draw:text-box>
            <text:p><text:span text:style-name="T1">(b) alignment after application of the substititution rule</text:span></text:p>
          </draw:text-box>
        </draw:frame>
        <draw:connector draw:style-name="gr6" draw:text-style-name="P1" draw:layer="layout" draw:type="line" svg:x1="5.182cm" svg:y1="0.993cm" svg:x2="1.379cm" svg:y2="3.301cm" draw:start-shape="id1" draw:start-glue-point="2" svg:d="m5182 993-3803 2308">
          <text:p/>
        </draw:connector>
        <draw:connector draw:style-name="gr6" draw:text-style-name="P1" draw:layer="layout" draw:type="line" svg:x1="5.182cm" svg:y1="0.993cm" svg:x2="2.374cm" svg:y2="3.234cm" draw:start-shape="id1" draw:start-glue-point="2" svg:d="m5182 993-2808 2241">
          <text:p/>
        </draw:connector>
        <draw:connector draw:style-name="gr6" draw:text-style-name="P1" draw:layer="layout" draw:type="line" svg:x1="5.182cm" svg:y1="0.993cm" svg:x2="3.256cm" svg:y2="3.234cm" draw:start-shape="id1" draw:start-glue-point="2" svg:d="m5182 993-1926 2241">
          <text:p/>
        </draw:connector>
        <draw:connector draw:style-name="gr6" draw:text-style-name="P1" draw:layer="layout" draw:type="line" svg:x1="5.182cm" svg:y1="0.993cm" svg:x2="4.319cm" svg:y2="3.279cm" draw:start-shape="id1" draw:start-glue-point="2" svg:d="m5182 993-863 2286">
          <text:p/>
        </draw:connector>
        <draw:connector draw:style-name="gr6" draw:text-style-name="P1" draw:layer="layout" draw:type="line" svg:x1="11.086cm" svg:y1="0.993cm" svg:x2="14.518cm" svg:y2="3.166cm" draw:start-shape="id2" draw:start-glue-point="2" svg:d="m11086 993 3432 2173">
          <text:p/>
        </draw:connector>
        <draw:connector draw:style-name="gr6" draw:text-style-name="P1" draw:id="id9" draw:layer="layout" draw:type="line" svg:x1="11.086cm" svg:y1="0.993cm" svg:x2="16.327cm" svg:y2="3.256cm" draw:start-shape="id2" draw:start-glue-point="2" svg:d="m11086 993 5241 2263">
          <text:p/>
        </draw:connector>
        <draw:connector draw:style-name="gr6" draw:text-style-name="P1" draw:id="id10" draw:layer="layout" draw:type="line" svg:x1="11.086cm" svg:y1="0.993cm" svg:x2="17.458cm" svg:y2="3.234cm" draw:start-shape="id2" draw:start-glue-point="2" svg:d="m11086 993 6372 2241">
          <text:p/>
        </draw:connector>
        <draw:connector draw:style-name="gr6" draw:text-style-name="P1" draw:layer="layout" draw:type="line" svg:x1="17.884cm" svg:y1="0.993cm" svg:x2="14.812cm" svg:y2="3.188cm" draw:start-shape="id4" draw:start-glue-point="2" svg:d="m17884 993-3072 2195">
          <text:p/>
        </draw:connector>
        <draw:connector draw:style-name="gr6" draw:text-style-name="P1" draw:layer="layout" draw:type="line" svg:x1="17.884cm" svg:y1="0.993cm" svg:x2="16.327cm" svg:y2="3.256cm" draw:start-shape="id4" draw:start-glue-point="2" draw:end-shape="id9" draw:end-glue-point="3" svg:d="m17884 993-1557 2263">
          <text:p/>
        </draw:connector>
        <draw:connector draw:style-name="gr6" draw:text-style-name="P1" draw:layer="layout" draw:type="line" svg:x1="17.884cm" svg:y1="0.993cm" svg:x2="17.458cm" svg:y2="3.234cm" draw:start-shape="id4" draw:start-glue-point="2" draw:end-shape="id10" draw:end-glue-point="3" svg:d="m17884 993-426 2241">
          <text:p/>
        </draw:connector>
        <draw:connector draw:style-name="gr6" draw:text-style-name="P1" draw:layer="layout" draw:type="line" svg:x1="4.465cm" svg:y1="7.759cm" svg:x2="1.289cm" svg:y2="10.04cm" draw:start-shape="id5" draw:start-glue-point="2" svg:d="m4465 7759-3176 2281">
          <text:p/>
        </draw:connector>
        <draw:connector draw:style-name="gr6" draw:text-style-name="P1" draw:layer="layout" draw:type="line" svg:x1="4.465cm" svg:y1="7.759cm" svg:x2="2.284cm" svg:y2="10.04cm" draw:start-shape="id5" draw:start-glue-point="2" svg:d="m4465 7759-2181 2281">
          <text:p/>
        </draw:connector>
        <draw:connector draw:style-name="gr6" draw:text-style-name="P1" draw:layer="layout" draw:type="line" svg:x1="4.465cm" svg:y1="7.759cm" svg:x2="3.233cm" svg:y2="10.108cm" draw:start-shape="id5" draw:start-glue-point="2" svg:d="m4465 7759-1232 2349">
          <text:p/>
        </draw:connector>
        <draw:connector draw:style-name="gr6" draw:text-style-name="P1" draw:layer="layout" draw:type="line" svg:x1="4.465cm" svg:y1="7.759cm" svg:x2="4.635cm" svg:y2="10.086cm" draw:start-shape="id5" draw:start-glue-point="2" svg:d="m4465 7759 170 2327">
          <text:p/>
        </draw:connector>
        <draw:connector draw:style-name="gr6" draw:text-style-name="P1" draw:layer="layout" draw:type="line" svg:x1="10.42cm" svg:y1="7.759cm" svg:x2="14.812cm" svg:y2="10.063cm" draw:start-shape="id6" draw:start-glue-point="2" draw:end-shape="id11" draw:end-glue-point="3" svg:d="m10420 7759 4392 2304">
          <text:p/>
        </draw:connector>
        <draw:connector draw:style-name="gr6" draw:text-style-name="P1" draw:id="id11" draw:layer="layout" draw:type="line" svg:x1="16.886cm" svg:y1="7.759cm" svg:x2="14.812cm" svg:y2="10.063cm" draw:start-shape="id8" draw:start-glue-point="2" svg:d="m16886 7759-2074 2304">
          <text:p/>
        </draw:connector>
        <draw:connector draw:style-name="gr6" draw:text-style-name="P1" draw:layer="layout" draw:type="line" svg:x1="16.886cm" svg:y1="7.759cm" svg:x2="17.616cm" svg:y2="10.04cm" draw:start-shape="id8" draw:start-glue-point="2" svg:d="m16886 7759 730 22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82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 J</meta:initial-creator>
    <meta:creation-date>2009-01-08T12:41:19</meta:creation-date>
    <dc:date>2009-01-17T18:25:46</dc:date>
    <dc:creator>F J</dc:creator>
    <meta:editing-duration>PT01H07M38S</meta:editing-duration>
    <meta:editing-cycles>8</meta:editing-cycles>
    <meta:generator>OpenOffice.org/3.0$Linux OpenOffice.org_project/300m9$Build-9358</meta:gener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